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en</text:p>
      <text:p text:style-name="P2"><text:tab/>-Put that there ← frühe Gesten in software</text:p>
      <text:p text:style-name="P2"><text:tab/>-Nach Queck:</text:p>
      <text:p text:style-name="P2"><text:tab/><text:tab/>Manipulative: Etwas verändern mit Geste</text:p>
      <text:p text:style-name="P2"><text:tab/><text:tab/>Semaphorische: Geste mit Bedeutung</text:p>
      <text:p text:style-name="P2"><text:tab/>-Bewusste und unbewusste → Gesten und Bewegungen</text:p>
      <text:p text:style-name="P2"><text:tab/>-Blick → König Midas Touch Problem – Blick ist nicht mehr passiv</text:p>
      <text:p text:style-name="P2"/>
      <text:p text:style-name="P2"><text:tab/>-Aspect Ration berechnen, breiter als hoch oder so</text:p>
      <text:p text:style-name="P2"><text:tab/>-Raster 3x3</text:p>
      <text:p text:style-name="P2"><text:tab/>-Form normieren, dass sie da rein passt</text:p>
      <text:p text:style-name="P2"><text:tab/>-Gesten Identifiziert durch, in welcher reihenfolge die Kästen durchlaufen werden</text:p>
      <text:p text:style-name="P2"><text:tab/><text:tab/>-bzw. wo die Ecken sind</text:p>
      <text:p text:style-name="P2"><text:tab/>-</text:p>
      <text:p text:style-name="P2"/>
      <text:p text:style-name="P1">Skizze:</text:p>
      <text:p text:style-name="P2"><text:tab/>-Wie ne Geste, die man länger vor sich hat (z.B. auf Papier)</text:p>
      <text:p text:style-name="P2"><text:tab/>-Kann verfeinert/ändert werden</text:p>
      <text:p text:style-name="P2"/>
      <text:p text:style-name="P2">→ Kreativität, sachen ausprobieren, alles einfach, nichts verberge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39:52.06</meta:creation-date>
    <meta:generator>OpenOffice.org/3.4.1$Win32 OpenOffice.org_project/341m1$Build-9593</meta:generator>
    <dc:date>2014-06-20T17:21:40.97</dc:date>
    <meta:editing-duration>PT2H16M16S</meta:editing-duration>
    <meta:editing-cycles>10</meta:editing-cycles>
    <meta:document-statistic meta:table-count="0" meta:image-count="0" meta:object-count="0" meta:page-count="1" meta:paragraph-count="17" meta:word-count="96" meta:character-count="631"/>
  </office:meta>
</office:document-meta>
</file>